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4ebb" officeooo:paragraph-rsid="00194ebb"/>
    </style:style>
    <style:style style:name="P2" style:family="paragraph" style:parent-style-name="Standard">
      <style:text-properties officeooo:rsid="00194ebb" officeooo:paragraph-rsid="0019e251"/>
    </style:style>
    <style:style style:name="P3" style:family="paragraph" style:parent-style-name="Standard">
      <style:text-properties officeooo:rsid="00194ebb" officeooo:paragraph-rsid="001c3806"/>
    </style:style>
    <style:style style:name="P4" style:family="paragraph" style:parent-style-name="Standard">
      <style:text-properties fo:font-weight="bold" officeooo:rsid="00194ebb" officeooo:paragraph-rsid="0019e251" style:font-weight-asian="bold" style:font-weight-complex="bold"/>
    </style:style>
    <style:style style:name="P5" style:family="paragraph" style:parent-style-name="Standard">
      <style:text-properties fo:font-weight="bold" officeooo:rsid="00194ebb" officeooo:paragraph-rsid="00194ebb" style:font-weight-asian="bold" style:font-weight-complex="bold"/>
    </style:style>
    <style:style style:name="T1" style:family="text">
      <style:text-properties officeooo:rsid="0019e251"/>
    </style:style>
    <style:style style:name="T2" style:family="text">
      <style:text-properties officeooo:rsid="001af06c"/>
    </style:style>
    <style:style style:name="T3" style:family="text">
      <style:text-properties officeooo:rsid="001c38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xavier@xav_home:~/xxx.janin@gmail.com/ied/licence_2/realisation_de_programmes_projet_tutore$ sudo apt-get install git</text:p>
      <text:p text:style-name="P1">[sudo] password for xavier: </text:p>
      <text:p text:style-name="P1">Lecture des listes de paquets... Fait</text:p>
      <text:p text:style-name="P1">Construction de l'arbre des dépendances <text:s text:c="6"/></text:p>
      <text:p text:style-name="P1">Lecture des informations d'état... Fait</text:p>
      <text:p text:style-name="P1">Les paquets supplémentaires suivants seront installés : </text:p>
      <text:p text:style-name="P1"><text:s text:c="2"/>git-man liberror-perl</text:p>
      <text:p text:style-name="P1">Paquets suggérés :</text:p>
      <text:p text:style-name="P1"><text:s text:c="2"/>git-daemon-run git-daemon-sysvinit git-doc git-el git-email git-gui gitk</text:p>
      <text:p text:style-name="P1"><text:s text:c="2"/>gitweb git-arch git-bzr git-cvs git-mediawiki git-svn</text:p>
      <text:p text:style-name="P1">Les NOUVEAUX paquets suivants seront installés :</text:p>
      <text:p text:style-name="P1"><text:s text:c="2"/>git git-man liberror-perl</text:p>
      <text:p text:style-name="P1">0 mis à jour, 3 nouvellement installés, 0 à enlever et 8 non mis à jour.</text:p>
      <text:p text:style-name="P1">Il est nécessaire de prendre 3 346 ko dans les archives.</text:p>
      <text:p text:style-name="P1">Après cette opération, 21,6 Mo d'espace disque supplémentaires seront utilisés.</text:p>
      <text:p text:style-name="P1">Souhaitez-vous continuer ? [O/n] O</text:p>
      <text:p text:style-name="P1">Réception de : 1 http://fr.archive.ubuntu.com/ubuntu/ trusty/main liberror-perl all 0.17-1.1 [21,1 kB]</text:p>
      <text:p text:style-name="P1">Réception de : 2 http://fr.archive.ubuntu.com/ubuntu/ trusty-updates/main git-man all 1:1.9.1-1ubuntu0.1 [698 kB]</text:p>
      <text:p text:style-name="P1">Réception de : 3 http://fr.archive.ubuntu.com/ubuntu/ trusty-updates/main git amd64 1:1.9.1-1ubuntu0.1 [2 627 kB]</text:p>
      <text:p text:style-name="P1">3 346 ko réceptionnés en 2s (1 371 ko/s)</text:p>
      <text:p text:style-name="P1">Sélection du paquet liberror-perl précédemment désélectionné.</text:p>
      <text:p text:style-name="P1">(Lecture de la base de données... 713805 fichiers et répertoires déjà installés.)</text:p>
      <text:p text:style-name="P1">Préparation du décompactage de .../liberror-perl_0.17-1.1_all.deb ...</text:p>
      <text:p text:style-name="P1">Décompactage de liberror-perl (0.17-1.1) ...</text:p>
      <text:p text:style-name="P1">Sélection du paquet git-man précédemment désélectionné.</text:p>
      <text:p text:style-name="P1">Préparation du décompactage de .../git-man_1%3a1.9.1-1ubuntu0.1_all.deb ...</text:p>
      <text:p text:style-name="P1">Décompactage de git-man (1:1.9.1-1ubuntu0.1) ...</text:p>
      <text:p text:style-name="P1">Sélection du paquet git précédemment désélectionné.</text:p>
      <text:p text:style-name="P1">Préparation du décompactage de .../git_1%3a1.9.1-1ubuntu0.1_amd64.deb ...</text:p>
      <text:p text:style-name="P1">Décompactage de git (1:1.9.1-1ubuntu0.1) ...</text:p>
      <text:p text:style-name="P1">Traitement déclenché pour <text:s/>man-db (2.6.7.1-1ubuntu1) ...</text:p>
      <text:p text:style-name="P1">Paramétrage de liberror-perl (0.17-1.1) ...</text:p>
      <text:p text:style-name="P1">Paramétrage de git-man (1:1.9.1-1ubuntu0.1) ...</text:p>
      <text:p text:style-name="P1">Paramétrage de git (1:1.9.1-1ubuntu0.1) ...</text:p>
      <text:p text:style-name="P1"/>
      <text:p text:style-name="P4">xavier@xav_home:~/xxx.janin@gmail.com/ied/licence_2/realisation_de_programmes_projet_tutore$ git config --global user.name "ninja427"</text:p>
      <text:p text:style-name="P4"/>
      <text:p text:style-name="P4">xavier@xav_home:~/xxx.janin@gmail.com/ied/licence_2/realisation_de_programmes_projet_tutore$ git config --global user.email "12316706@foad.iedparis8.net"</text:p>
      <text:p text:style-name="P5"/>
      <text:p text:style-name="P5">xavier@xav_home:~/xxx.janin@gmail.com/ied/licence_2/realisation_de_programmes_projet_tutore$ git init exercices</text:p>
      <text:p text:style-name="P1">Dépôt Git vide initialisé dans /home/xavier/xxx.janin@gmail.com/ied/licence_2/realisation_de_programmes_projet_tutore/exercices/.git/</text:p>
      <text:p text:style-name="P1"/>
      <text:p text:style-name="P5">xavier@xav_home:~/xxx.janin@gmail.com/ied/licence_2/realisation_de_programmes_projet_tutore$ cd exercices/</text:p>
      <text:p text:style-name="P1"><text:soft-page-break/></text:p>
      <text:p text:style-name="P5">xavier@xav_home:~/xxx.janin@gmail.com/ied/licence_2/realisation_de_programmes_projet_tutore/exercices$ git remote add origin https://github.com/pierre-H/optimiseur-coupe.git</text:p>
      <text:p text:style-name="P5"/>
      <text:p text:style-name="P5">xavier@xav_home:~/xxx.janin@gmail.com/ied/licence_2/realisation_de_programmes_projet_tutore/exercices$ git pull origin master</text:p>
      <text:p text:style-name="P1">Depuis https://github.com/pierre-H/optimiseur-coupe</text:p>
      <text:p text:style-name="P1"><text:s/>* branch <text:s text:c="11"/>master <text:s text:c="4"/>-&gt; FETCH_HEAD</text:p>
      <text:p text:style-name="P1"/>
      <text:p text:style-name="P2">xavier@xav_home:~/xxx.janin@gmail.com/ied/licence_2/realisation_de_programmes_projet_tutore/exercices$  <text:span text:style-name="T1">cp </text:span>~/<text:span text:style-name="T2">git_quickstart_for_this_project</text:span>.<text:span text:style-name="T2">odt .</text:span></text:p>
      <text:p text:style-name="P2"/>
      <text:p text:style-name="P3">xavier@xav_home:~/xxx.janin@gmail.com/ied/licence_2/realisation_de_programmes_projet_tutore/exercices$  <text:span text:style-name="T3">git add -u</text:span></text:p>
      <text:p text:style-name="P3"/>
      <text:p text:style-name="P3">xavier@xav_home:~/xxx.janin@gmail.com/ied/licence_2/realisation_de_programmes_projet_tutore/exercices$  <text:span text:style-name="T3">git comm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05:56:53.667343832</meta:creation-date>
    <dc:date>2015-04-17T06:21:12.932110606</dc:date>
    <meta:editing-duration>PT9M3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2" meta:paragraph-count="46" meta:word-count="285" meta:character-count="3417" meta:non-whitespace-character-count="3097"/>
  </office:meta>
</office:document-meta>
</file>